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8.442cm" fo:margin-left="-0.199cm" fo:margin-top="0cm" fo:margin-bottom="0cm" table:align="left" style:writing-mode="lr-tb"/>
    </style:style>
    <style:style style:name="Table1.A" style:family="table-column">
      <style:table-column-properties style:column-width="0.942cm"/>
    </style:style>
    <style:style style:name="Table1.B" style:family="table-column">
      <style:table-column-properties style:column-width="3.5cm"/>
    </style:style>
    <style:style style:name="Table1.C" style:family="table-column">
      <style:table-column-properties style:column-width="2cm"/>
    </style:style>
    <style:style style:name="Table1.D" style:family="table-column">
      <style:table-column-properties style:column-width="1.99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Garamond" fo:font-weight="bold" style:font-weight-asian="bold" style:font-name-complex="Times New Roman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Garamond" style:font-name-complex="Times New Roman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Garamond" fo:font-size="10pt" fo:font-weight="bold" style:font-size-asian="10pt" style:font-weight-asian="bold" style:font-name-complex="Times New Roman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fo:color="#ff0000" style:font-name="Garamond" fo:font-weight="bold" style:font-weight-asian="bold" style:font-name-complex="Times New Roman"/>
    </style:style>
    <style:style style:name="P8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auto"/>
    </style:style>
    <style:style style:name="P9" style:family="paragraph" style:parent-style-name="List_20_Paragraph" style:list-style-name="WWNum1">
      <style:paragraph-properties fo:margin-top="0cm" fo:margin-bottom="0cm" loext:contextual-spacing="false" fo:text-align="justify" style:justify-single-word="false"/>
    </style:style>
    <style:style style:name="T1" style:family="text">
      <style:text-properties style:font-name="Garamond"/>
    </style:style>
    <style:style style:name="T2" style:family="text">
      <style:text-properties style:font-name="Garamond" fo:font-size="14pt" fo:font-weight="bold" style:font-size-asian="14pt" style:font-weight-asian="bold" style:font-name-complex="Times New Roman"/>
    </style:style>
    <style:style style:name="T3" style:family="text">
      <style:text-properties style:font-name="Garamond" fo:font-weight="bold" style:font-weight-asian="bold"/>
    </style:style>
    <style:style style:name="T4" style:family="text">
      <style:text-properties style:font-name="Garamond" fo:font-weight="bold" style:font-weight-asian="bold" style:font-name-complex="Times New Roman"/>
    </style:style>
    <style:style style:name="T5" style:family="text">
      <style:text-properties style:font-name="Garamond" style:font-name-complex="Times New Roman"/>
    </style:style>
    <style:style style:name="T6" style:family="text">
      <style:text-properties style:font-name="Garamond" fo:font-size="10pt" fo:font-weight="bold" style:font-size-asian="10pt" style:font-weight-asian="bold" style:font-name-complex="Times New Roman"/>
    </style:style>
    <style:style style:name="T7" style:family="text">
      <style:text-properties fo:color="#ff0000" style:font-name="Garamond" fo:font-weight="bold" style:font-weight-asian="bold" style:font-name-complex="Times New Roman"/>
    </style:style>
    <style:style style:name="T8" style:family="text">
      <style:text-properties fo:color="#ff0000" style:font-name="Garamond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15CSE387 Python Lab Evaluation I <text:tab/>VI Semester CSE-D<text:tab/>11</text:span><text:bookmark text:name="_GoBack"/><text:span text:style-name="T2">-12-18</text:span></text:p>
      <text:p text:style-name="P3"/>
      <text:p text:style-name="P2"><text:span text:style-name="T4">SET I</text:span></text:p>
      <text:p text:style-name="P4"/>
      <text:p text:style-name="P2"><text:span text:style-name="T5">In your observation note, draw the following rubrics table. <text:s/>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T6">Implementation (7)</text:span></text:p>
          </table:table-cell>
          <table:table-cell table:style-name="Table1.A1" office:value-type="string">
            <text:p text:style-name="P6"><text:span text:style-name="T6">Output(3)</text:span></text:p>
          </table:table-cell>
          <table:table-cell table:style-name="Table1.A1" office:value-type="string">
            <text:p text:style-name="P6"><text:span text:style-name="T6">Total(10)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6">Q1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6"><text:span text:style-name="T6">Q2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4" office:value-type="string">
            <text:p text:style-name="P6"><text:span text:style-name="T6"><text:s text:c="54"/>Total (20) = 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2"><text:span text:style-name="T5">Implement the following two questions in python. </text:span></text:p>
      <text:p text:style-name="P4"/>
      <text:p text:style-name="P2"><text:span text:style-name="T5">1. Given an array/list [] of n integers, Separate the even numbers from the odds with the following constraints. </text:span></text:p>
      <text:p text:style-name="P4"/>
      <text:list xml:id="list6338542570048033967" text:style-name="WWNum1">
        <text:list-item>
          <text:p text:style-name="P9"><text:span text:style-name="T5">Array/list size is at least 4</text:span></text:p>
        </text:list-item>
        <text:list-item>
          <text:p text:style-name="P9"><text:span text:style-name="T5">Array/list numbers could be a mixture of positives, negatives .</text:span></text:p>
        </text:list-item>
        <text:list-item>
          <text:p text:style-name="P9"><text:span text:style-name="T5">It is guaranteed that no Zeroes will exists. </text:span></text:p>
        </text:list-item>
        <text:list-item>
          <text:p text:style-name="P9"><text:span text:style-name="T5">Repetition of numbers in the array/list could occur, So (duplications are not included when separating).</text:span></text:p>
        </text:list-item>
        <text:list-item>
          <text:p text:style-name="P9"><text:span text:style-name="T5">Return an array/list where even numbers comes first in ascending order followed by odds in descending order.</text:span></text:p>
        </text:list-item>
      </text:list>
      <text:p text:style-name="P4"/>
      <text:p text:style-name="P2"><text:span text:style-name="T7">Input &gt;&gt; Output Examples:</text:span></text:p>
      <text:p text:style-name="P2"><text:span text:style-name="T7">1- ({7, 3 , 14 , 17}) ==&gt; return ({14, 17, 7, 3})</text:span></text:p>
      <text:p text:style-name="P2"><text:span text:style-name="T7">Explanation:</text:span></text:p>
      <text:p text:style-name="P2"><text:span text:style-name="T7">Since , { 14 } is the even number here , So it came first , then the odds in descending order {17 , 7 , 3} .</text:span></text:p>
      <text:p text:style-name="P7"/>
      <text:p text:style-name="P2"><text:span text:style-name="T7">2- ({-94, -99 , -100 , -99 , -96 , -99 }) ==&gt; return ({-100 , -96 , -94 , -99})</text:span></text:p>
      <text:p text:style-name="P2"><text:span text:style-name="T7">Explanation:</text:span></text:p>
      <text:p text:style-name="P2"><text:span text:style-name="T7">Since , { -100, -96 , -94 } is the even numbers here , So it came first in ascending order , then the odds in descending order { -99 }. Since , (Duplications are not included when separating) , then you can see only one (-99) was appeared in the final array/list .</text:span></text:p>
      <text:p text:style-name="P4"/>
      <text:p text:style-name="P4"/>
      <text:p text:style-name="P1"><text:span text:style-name="T1">2. You are a Fruit Ninja, your skill is cutting fruit. All the fruit will be cut in half by your knife. For example:</text:span></text:p>
      <text:p text:style-name="P1"><text:span text:style-name="T8">["apple", <text:s text:c="4"/>"pear", <text:s text:c="4"/>"banana" <text:s/>] <text:s/>--&gt; ["app", "le", "pe", "ar", "ban", "ana"]</text:span></text:p>
      <text:p text:style-name="P1"><text:span text:style-name="T1">As you see, all fruits are cut in half. You should pay attention to "apple": if you cannot cut a fruit into equal parts, then the first part will has an extra character.</text:span></text:p>
      <text:p text:style-name="P1"><text:span text:style-name="T1">You should only cut the fruit, other things should not be cut, such as the "bomb":</text:span></text:p>
      <text:p text:style-name="P1"><text:span text:style-name="T8">["apple", <text:s text:c="4"/>"pear", <text:s text:c="4"/>"banana", <text:s text:c="2"/>"bomb"] <text:s/>--&gt; ["app", "le", "pe", "ar", "ban", "ana", "bomb"]</text:span></text:p>
      <text:p text:style-name="P1"><text:span text:style-name="T1">The valid fruit names are preloaded for you as: FRUIT_NAMES</text:span></text:p>
      <text:p text:style-name="P1"><text:span text:style-name="T3">Task: Complete function cut_fruits that accepts argument fruits and returns the result in accordance with the rules abo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501cm" fo:margin-left="0.508cm" fo:margin-right="0.385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hana</meta:initial-creator>
    <meta:editing-cycles>14</meta:editing-cycles>
    <meta:creation-date>2018-12-08T06:33:00</meta:creation-date>
    <dc:date>2018-12-11T19:40:10.202681372</dc:date>
    <meta:editing-duration>PT2H59M24S</meta:editing-duration>
    <meta:generator>LibreOffice/5.1.6.2$Linux_X86_64 LibreOffice_project/10m0$Build-2</meta:generator>
    <meta:document-statistic meta:table-count="1" meta:image-count="0" meta:object-count="0" meta:page-count="1" meta:paragraph-count="30" meta:word-count="364" meta:character-count="2026" meta:non-whitespace-character-count="16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